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018ab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text-properties officeooo:rsid="00018abe" officeooo:paragraph-rsid="00018abe"/>
    </style:style>
    <style:style style:name="P6" style:family="paragraph" style:parent-style-name="Text_20_body">
      <style:text-properties officeooo:rsid="0012129b" officeooo:paragraph-rsid="00018abe"/>
    </style:style>
    <style:style style:name="P7" style:family="paragraph" style:parent-style-name="Text_20_body" style:list-style-name="L1">
      <style:text-properties officeooo:rsid="0012129b" officeooo:paragraph-rsid="00018ab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00"/>
    </style:style>
    <style:style style:name="T3" style:family="text">
      <style:text-properties fo:color="#000000" loext:opacity="100%" fo:font-weight="bold" style:font-weight-asian="bold" fo:background-color="#ffff00"/>
    </style:style>
    <style:style style:name="T4" style:family="text">
      <style:text-properties fo:color="#ff0000" loext:opacity="100%" fo:font-weight="bold" style:font-weight-asian="bold" fo:background-color="#ffff00"/>
    </style:style>
    <style:style style:name="T5" style:family="text">
      <style:text-properties officeooo:rsid="0010ffab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0ffab"/>
    </style:style>
    <style:style style:name="T8" style:family="text">
      <style:text-properties fo:language="ru" fo:country="RU" officeooo:rsid="0010ffab"/>
    </style:style>
    <style:style style:name="T9" style:family="text">
      <style:text-properties officeooo:rsid="00018abe"/>
    </style:style>
    <style:style style:name="T10" style:family="text">
      <style:text-properties officeooo:rsid="0013436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КОМУ <text:s text:c="20"/><text:span text:style-name="T5">Максимова Ярославна Сергеевна</text:span><text:line-break/><text:span text:style-name="T5">ООО «</text:span><text:span text:style-name="T7">Chemistrical</text:span><text:span text:style-name="T5">»</text:span><text:line-break/><text:span text:style-name="T8">Россия, Санкт-Петербург, улица Симонова, 14</text:span><text:line-break/><text:span text:style-name="T5">194358</text:span></text:p>
      <text:p text:style-name="P1"/>
      <text:p text:style-name="P1"/>
      <text:p text:style-name="P2">ОТ КОГО <text:s text:c="10"/><text:span text:style-name="T5">Закаблукова Анастасия Эдуардовна</text:span><text:line-break/><text:span text:style-name="T5">ООО «</text:span><text:span text:style-name="T7">ArtGame</text:span><text:span text:style-name="T5">»</text:span><text:line-break/><text:span text:style-name="T8">Россия, Санкт-Петербург, Крестовский проспект, 14</text:span><text:line-break/><text:span text:style-name="T5">197110</text:span></text:p>
      <text:p text:style-name="P2"/>
      <text:p text:style-name="P4">ПИСЬМО</text:p>
      <text:p text:style-name="P4"/>
      <text:p text:style-name="P5">Уважаемая Ярославна Сергеевна,</text:p>
      <text:p text:style-name="P6">Меня зовут Закаблукова Анастасия Эдуардовна, я <text:span text:style-name="T10">директор</text:span> в компании <text:span text:style-name="T6">ArtGame. Мы специализируемся на разработке высококачественных игровых решений и инновационных продуктов, которые помогают компаниям, таким как ваша, привлекать внимание клиентов и повышать их вовлеченность.</text:span></text:p>
      <text:p text:style-name="P6"><text:span text:style-name="T6">С учетом вашего успешного опыта в области химической промышленности и текущих тенденций на рынке, мы рады предложить вам наше коммерческое предложение, которое, как мы уверены, сможет принести значительную пользу вашей компании.</text:span></text:p>
      <text:p text:style-name="P6"><text:span text:style-name="T6">Наше предложение включает:</text:span></text:p>
      <text:list text:style-name="L1">
        <text:list-item>
          <text:p text:style-name="P7"><text:span text:style-name="T6">Разработка обучающих игр и приложений – Мы можем создать интерактивные решения, которые помогут вашим клиентам лучше понять ваши продукты и услуги, а также повысить их интерес к вашей компании.</text:span></text:p>
        </text:list-item>
        <text:list-item>
          <text:p text:style-name="P7"><text:span text:style-name="T6">Маркетинговые игры – Игровые приложения, направленные на продвижение вашего бренда и увеличение продаж, которые могут быть использованы на выставках, мероприятиях или в онлайн-пространстве.</text:span></text:p>
        </text:list-item>
        <text:list-item>
          <text:p text:style-name="P7"><text:span text:style-name="T6">Аналитические инструменты – Интеграция игровых решений с аналитическими инструментами для отслеживания вовлеченности пользователей и получения обратной связи.</text:span></text:p>
        </text:list-item>
      </text:list>
      <text:p text:style-name="P6"><text:span text:style-name="T6">Мы уверены, что наши решения помогут вам улучшить взаимодействие с клиентами, повысить уровень их удовлетворенности и увеличить объем продаж.</text:span></text:p>
      <text:p text:style-name="P6"><text:span text:style-name="T6">Для более детального обсуждения нашего предложения и возможных условий сотрудничества, мы будем рады организовать встречу в удобное для вас время. Также мы можем предоставить дополнительные материалы и примеры успешных проектов, которые мы реализовали для наших клиентов.</text:span></text:p>
      <text:p text:style-name="P6"><text:span text:style-name="T6">Благодарим вас за внимание к нашему предложению. Мы надеемся на возможность сотрудничества и уверены, что совместная работа принесет взаимную выгоду.</text:span></text:p>
      <text:p text:style-name="Standard"/>
      <text:p text:style-name="Standard">С уважением, </text:p>
      <text:p text:style-name="P3"/>
      <text:p text:style-name="Standard">Директор <text:s/>__<text:span text:style-name="T9">Закаблукова А.Э.</text:span>_______ <text:s text:c="12"/>__________________/_______________/</text:p>
      <text:p text:style-name="Standard"><text:s text:c="51"/></text:p>
      <text:p text:style-name="P1"><text:soft-page-break/></text:p>
      <text:p text:style-name="P1"/>
      <text:p text:style-name="P1">__<text:span text:style-name="T9">22 января</text:span>__20<text:span text:style-name="T9">25</text:span>_г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Бланк для делового письма</dc:title>
    <dc:subject/>
    <meta:keyword/>
    <dc:description/>
    <meta:initial-creator>Assistentus.ru</meta:initial-creator>
    <meta:creation-date>2016-12-29T20:07:00</meta:creation-date>
    <dc:date>2025-01-23T00:00:45.137000000</dc:date>
    <meta:editing-cycles>6</meta:editing-cycles>
    <meta:editing-duration>PT3H29M40S</meta:editing-duration>
    <meta:document-statistic meta:table-count="0" meta:image-count="0" meta:object-count="0" meta:page-count="2" meta:paragraph-count="17" meta:word-count="248" meta:character-count="2080" meta:non-whitespace-character-count="1752"/>
    <meta:generator>LibreOffice/24.2.6.2$Windows_X86_64 LibreOffice_project/ef66aa7e36a1bb8e65bfbc63aba53045a14d0871</meta:generator>
  </office:meta>
</office:document-meta>
</file>